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swiss"/>
    <style:font-face style:name="PT Astra Sans" svg:font-family="'PT Astra Sans'" style:font-family-generic="swiss"/>
    <style:font-face style:name="Times New Roman2" svg:font-family="'Times New Roman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T Astra Sans2" svg:font-family="'PT Astra Sans'" style:font-pitch="variable"/>
    <style:font-face style:name="DejaVu Sans1" svg:font-family="'DejaVu Sans'" style:font-family-generic="modern" style:font-pitch="variable"/>
    <style:font-face style:name="Times New Roman1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PT Astra Sans1" svg:font-family="'PT Ast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5.846cm" fo:min-width="24.892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solid" svg:stroke-width="0.018cm" svg:stroke-color="#000000" draw:fill="solid" draw:fill-color="#f2f2f2" draw:textarea-vertical-align="middle" draw:auto-grow-height="false" draw:fit-to-size="false" fo:min-height="1.939cm" fo:min-width="3.341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.827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0.609cm" fo:min-width="3.082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.857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1.179cm" fo:min-width="2.901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cm" fo:min-width="2.193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.018cm" draw:fill="solid" draw:fill-color="#ffffff" draw:textarea-vertical-align="top" draw:auto-grow-height="false" draw:fit-to-size="false" fo:min-height="0.556cm" fo:min-width="1.951cm" fo:padding-top="0.127cm" fo:padding-bottom="0.127cm" fo:padding-left="0.254cm" fo:padding-right="0.254cm" fo:wrap-option="wrap"/>
    </style:style>
    <style:style style:name="gr10" style:family="graphic" style:parent-style-name="standard" style:list-style-name="L3">
      <style:graphic-properties draw:stroke="solid" svg:stroke-width="0.018cm" svg:stroke-color="#000000" draw:fill="solid" draw:fill-color="#f2f2f2" draw:textarea-vertical-align="middle" draw:auto-grow-height="false" draw:fit-to-size="false" fo:min-height="1.94cm" fo:min-width="3.316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.856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0.557cm" fo:min-width="2.9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.828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0.61cm" fo:min-width="3.081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none" svg:stroke-width="0.018cm" draw:fill="solid" draw:fill-color="#ffffff" draw:textarea-vertical-align="top" draw:auto-grow-height="false" draw:fit-to-size="false" fo:min-height="0.556cm" fo:min-width="0.656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cm" fo:min-width="0.993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solid" svg:stroke-width="0.018cm" svg:stroke-color="#000000" draw:fill="solid" draw:fill-color="#f2f2f2" draw:textarea-vertical-align="middle" draw:auto-grow-height="false" draw:fit-to-size="false" fo:min-height="1.936cm" fo:min-width="3.004cm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svg:stroke-width="0.018cm" draw:fill="solid" draw:fill-color="#ffffff" draw:textarea-vertical-align="top" draw:auto-grow-height="false" draw:fit-to-size="false" fo:min-height="0.554cm" fo:min-width="0.656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cm" fo:min-width="0.916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0.452cm" fo:min-width="3.082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.855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0.556cm" fo:min-width="2.9cm" fo:padding-top="0.127cm" fo:padding-bottom="0.127cm" fo:padding-left="0.254cm" fo:padding-right="0.254cm" fo:wrap-option="wrap"/>
    </style:style>
    <style:style style:name="gr23" style:family="graphic" style:parent-style-name="standard" style:list-style-name="L3">
      <style:graphic-properties draw:stroke="none" svg:stroke-width="0.018cm" draw:fill="solid" draw:fill-color="#ffffff" draw:textarea-vertical-align="top" draw:auto-grow-height="false" draw:fit-to-size="false" fo:min-height="0.553cm" fo:min-width="1.026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cm" fo:min-width="1.127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.018cm" draw:fill="solid" draw:fill-color="#ffffff" draw:textarea-vertical-align="top" draw:auto-grow-height="false" draw:fit-to-size="false" fo:min-height="0.78cm" fo:min-width="2.935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cm" fo:min-width="3.878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.018cm" draw:fill="solid" draw:fill-color="#ffffff" draw:textarea-vertical-align="top" draw:auto-grow-height="false" draw:fit-to-size="false" fo:min-height="1.099cm" fo:min-width="2.926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5.548cm" fo:min-width="1.388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0.506cm" fo:min-width="3.082cm" fo:padding-top="0.127cm" fo:padding-bottom="0.127cm" fo:padding-left="0.254cm" fo:padding-right="0.254cm" fo:wrap-option="wrap"/>
    </style:style>
    <style:style style:name="gr30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0.556cm" fo:min-width="2.9cm" fo:padding-top="0.127cm" fo:padding-bottom="0.127cm" fo:padding-left="0.254cm" fo:padding-right="0.254cm" fo:wrap-option="wrap"/>
    </style:style>
    <style:style style:name="gr31" style:family="graphic" style:parent-style-name="standard" style:list-style-name="L3">
      <style:graphic-properties draw:stroke="none" svg:stroke-width="0.018cm" draw:fill="solid" draw:fill-color="#ffffff" draw:textarea-vertical-align="top" draw:auto-grow-height="false" draw:fit-to-size="false" fo:min-height="0.556cm" fo:min-width="1.194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cm" fo:min-width="1.125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solid" svg:stroke-width="0.018cm" svg:stroke-color="#000000" draw:fill="solid" draw:fill-color="#f2f2f2" draw:textarea-vertical-align="middle" draw:auto-grow-height="false" draw:fit-to-size="false" fo:min-height="1.938cm" fo:min-width="3.055cm" fo:padding-top="0.127cm" fo:padding-bottom="0.127cm" fo:padding-left="0.254cm" fo:padding-right="0.254cm" fo:wrap-option="wrap"/>
    </style:style>
    <style:style style:name="gr34" style:family="graphic" style:parent-style-name="standard" style:list-style-name="L3">
      <style:graphic-properties draw:stroke="solid" svg:stroke-width="0.018cm" svg:stroke-color="#000000" draw:fill="solid" draw:fill-color="#f2f2f2" draw:textarea-vertical-align="middle" draw:auto-grow-height="false" draw:fit-to-size="false" fo:min-height="1.938cm" fo:min-width="3.058cm" fo:padding-top="0.127cm" fo:padding-bottom="0.127cm" fo:padding-left="0.254cm" fo:padding-right="0.254cm" fo:wrap-option="wrap"/>
    </style:style>
    <style:style style:name="gr35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0.452cm" fo:min-width="3.082cm" fo:padding-top="0.127cm" fo:padding-bottom="0.127cm" fo:padding-left="0.254cm" fo:padding-right="0.254cm" fo:wrap-option="wrap"/>
    </style:style>
    <style:style style:name="gr36" style:family="graphic" style:parent-style-name="standard" style:list-style-name="L4">
      <style:graphic-properties draw:stroke="none" svg:stroke-width="0.018cm" draw:fill="solid" draw:fill-color="#ffffff" draw:textarea-vertical-align="top" draw:auto-grow-height="false" draw:fit-to-size="false" fo:min-height="0.557cm" fo:min-width="2.901cm" fo:padding-top="0.127cm" fo:padding-bottom="0.127cm" fo:padding-left="0.254cm" fo:padding-right="0.254cm" fo:wrap-option="wrap"/>
    </style:style>
    <style:style style:name="gr37" style:family="graphic" style:parent-style-name="standard" style:list-style-name="L3">
      <style:graphic-properties draw:stroke="none" svg:stroke-width="0.018cm" draw:fill="solid" draw:fill-color="#ffffff" draw:textarea-vertical-align="top" draw:auto-grow-height="false" draw:fit-to-size="false" fo:min-height="0.553cm" fo:min-width="0.851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cm" fo:min-width="1.203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solid" svg:stroke-width="0.018cm" svg:stroke-color="#000000" draw:fill="solid" draw:fill-color="#f2f2f2" draw:textarea-vertical-align="middle" draw:auto-grow-height="false" draw:fit-to-size="false" fo:min-height="2.367cm" fo:min-width="3.769cm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solid" svg:stroke-width="0.018cm" svg:stroke-color="#000000" draw:fill="solid" draw:fill-color="#f2f2f2" draw:textarea-vertical-align="middle" draw:auto-grow-height="false" draw:fit-to-size="false" fo:min-height="2.367cm" fo:min-width="3.769cm" fo:padding-top="0.127cm" fo:padding-bottom="0.127cm" fo:padding-left="0.254cm" fo:padding-right="0.254cm" fo:wrap-option="wrap"/>
    </style:style>
    <style:style style:name="gr41" style:family="graphic" style:parent-style-name="standard" style:list-style-name="L2">
      <style:graphic-properties draw:stroke="solid" svg:stroke-width="0.018cm" svg:stroke-color="#000000" draw:fill="solid" draw:fill-color="#f2f2f2" draw:textarea-vertical-align="middle" draw:auto-grow-height="false" draw:fit-to-size="false" fo:min-height="2.367cm" fo:min-width="3.769cm" fo:padding-top="0.127cm" fo:padding-bottom="0.127cm" fo:padding-left="0.254cm" fo:padding-right="0.254cm" fo:wrap-option="wrap"/>
    </style:style>
    <style:style style:name="gr42" style:family="graphic" style:parent-style-name="standard" style:list-style-name="L2">
      <style:graphic-properties draw:stroke="solid" svg:stroke-width="0.018cm" svg:stroke-color="#000000" draw:fill="solid" draw:fill-color="#f2f2f2" draw:textarea-vertical-align="middle" draw:auto-grow-height="false" draw:fit-to-size="false" fo:min-height="2.367cm" fo:min-width="3.769cm" fo:padding-top="0.127cm" fo:padding-bottom="0.127cm" fo:padding-left="0.254cm" fo:padding-right="0.254cm" fo:wrap-option="wrap"/>
    </style:style>
    <style:style style:name="gr43" style:family="graphic" style:parent-style-name="standard" style:list-style-name="L2">
      <style:graphic-properties draw:stroke="solid" svg:stroke-width="0.018cm" svg:stroke-color="#000000" draw:fill="solid" draw:fill-color="#f2f2f2" draw:textarea-vertical-align="middle" draw:auto-grow-height="false" draw:fit-to-size="false" fo:min-height="2.367cm" fo:min-width="3.769cm" fo:padding-top="0.127cm" fo:padding-bottom="0.127cm" fo:padding-left="0.254cm" fo:padding-right="0.254cm" fo:wrap-option="wrap"/>
    </style:style>
    <style:style style:name="gr44" style:family="graphic" style:parent-style-name="standard" style:list-style-name="L2">
      <style:graphic-properties draw:stroke="solid" svg:stroke-width="0.018cm" svg:stroke-color="#000000" draw:fill="solid" draw:fill-color="#f2f2f2" draw:textarea-vertical-align="middle" draw:auto-grow-height="false" draw:fit-to-size="false" fo:min-height="2.367cm" fo:min-width="3.769cm" fo:padding-top="0.127cm" fo:padding-bottom="0.127cm" fo:padding-left="0.254cm" fo:padding-right="0.254cm" fo:wrap-option="wrap"/>
    </style:style>
    <style:style style:name="gr45" style:family="graphic" style:parent-style-name="standard" style:list-style-name="L2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middle" draw:auto-grow-height="false" draw:fit-to-size="false" fo:min-height="2.08cm" fo:min-width="2.378cm" fo:padding-top="0.127cm" fo:padding-bottom="0.127cm" fo:padding-left="0.254cm" fo:padding-right="0.254cm" fo:wrap-option="wrap"/>
    </style:style>
    <style:style style:name="gr46" style:family="graphic" style:parent-style-name="standard" style:list-style-name="L2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middle" draw:auto-grow-height="false" draw:fit-to-size="false" fo:min-height="2.08cm" fo:min-width="2.377cm" fo:padding-top="0.127cm" fo:padding-bottom="0.127cm" fo:padding-left="0.254cm" fo:padding-right="0.254cm" fo:wrap-option="wrap"/>
    </style:style>
    <style:style style:name="gr47" style:family="graphic" style:parent-style-name="standard" style:list-style-name="L2">
      <style:graphic-properties draw:stroke="solid" svg:stroke-width="0.018cm" svg:stroke-color="#5b9bd5" draw:marker-start="msArrowOpenEnd_20_5" draw:marker-start-width="0.315cm" draw:marker-start-center="false" draw:stroke-linejoin="miter" draw:fill="none" draw:textarea-vertical-align="middle" draw:auto-grow-height="false" draw:fit-to-size="false" fo:min-height="1.968cm" fo:min-width="2.407cm" fo:padding-top="0.127cm" fo:padding-bottom="0.127cm" fo:padding-left="0.254cm" fo:padding-right="0.254cm" fo:wrap-option="wrap"/>
    </style:style>
    <style:style style:name="gr48" style:family="graphic" style:parent-style-name="standard" style:list-style-name="L2">
      <style:graphic-properties draw:stroke="solid" svg:stroke-width="0.018cm" svg:stroke-color="#5b9bd5" draw:marker-start="msArrowOpenEnd_20_5" draw:marker-start-width="0.315cm" draw:marker-start-center="false" draw:stroke-linejoin="miter" draw:fill="none" draw:textarea-vertical-align="middle" draw:auto-grow-height="false" draw:fit-to-size="false" fo:min-height="1.968cm" fo:min-width="2.407cm" fo:padding-top="0.127cm" fo:padding-bottom="0.127cm" fo:padding-left="0.254cm" fo:padding-right="0.254cm" fo:wrap-option="wrap"/>
    </style:style>
    <style:style style:name="gr49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min-height="0.791cm" fo:min-width="0cm" fo:padding-top="0.125cm" fo:padding-bottom="0.125cm" fo:padding-left="0.25cm" fo:padding-right="0.25cm" fo:wrap-option="wrap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 style:list-style-name="L2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PT Astra Sans1"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PT Astra Sans1" fo:font-size="16pt" style:font-size-asian="16pt" style:font-size-complex="16pt" fo:hyphenate="false"/>
    </style:style>
    <style:style style:name="P5" style:family="paragraph">
      <style:paragraph-properties fo:margin-left="0cm" fo:margin-right="0cm" fo:margin-top="0.353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.353cm" fo:margin-bottom="0cm" fo:line-height="100%" fo:text-align="justify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PT Astra Sans1" fo:font-size="24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PT Astra Sans1" fo:font-size="44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PT Astra Sans1" fo:font-size="18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PT Astra Sans1"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4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PT Astra Sans1" fo:font-size="14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PT Astra Sans2" fo:font-size="14pt" style:font-size-asian="14pt" style:font-size-complex="14pt" fo:hyphenate="false"/>
    </style:style>
    <style:style style:name="P16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PT Astra Sans2" fo:font-size="14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T Astra Sans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T Astra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T Astra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T Astra San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T Astra Sans1" fo:font-size="20pt" fo:letter-spacing="normal" fo:font-style="normal" style:text-underline-style="none" fo:font-weight="bold" style:font-name-asian="Times New Roman2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T Astra Sans1" fo:font-size="10pt" fo:letter-spacing="normal" fo:font-style="normal" style:text-underline-style="none" fo:font-weight="normal" style:font-name-asian="Times New Roman2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PT Astra Sans1" fo:font-size="10pt" fo:letter-spacing="normal" fo:font-style="italic" style:text-underline-style="none" fo:font-weight="normal" style:font-name-asian="Times New Roman2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PT Astra Sans1" fo:font-size="10pt" fo:letter-spacing="normal" fo:font-style="normal" style:text-underline-style="none" fo:font-weight="normal" style:font-name-asian="Times New Roman2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T Astra Sans1" fo:font-size="14pt" fo:letter-spacing="normal" fo:font-style="normal" style:text-underline-style="none" fo:font-weight="normal" style:font-name-asian="Times New Roman2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T Astra Sans2" fo:font-size="14pt" fo:letter-spacing="normal" fo:font-style="normal" style:text-underline-style="none" fo:font-weight="normal" style:font-name-asian="Times New Roman2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2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3.372cm" svg:x="4.233cm" svg:y="1.942cm" presentation:class="title" presentation:user-transformed="true">
          <draw:text-box>
            <text:p text:style-name="P1"><text:span text:style-name="T1">RFID Инвентаризация ОС</text:span></text:p>
          </draw:text-box>
        </draw:frame>
        <draw:frame draw:name="Подзаголовок 2" presentation:style-name="pr2" draw:text-style-name="P4" draw:layer="layout" svg:width="25.367cm" svg:height="1.285cm" svg:x="4.269cm" svg:y="5.159cm" presentation:class="subtitle" presentation:user-transformed="true">
          <draw:text-box>
            <text:p text:style-name="P3"><text:span text:style-name="T2">Свидетельство о государственной регистрации программы для ЭВМ № 2013613741</text:span></text:p>
          </draw:text-box>
        </draw:frame>
        <draw:custom-shape draw:name="Подзаголовок 2" draw:style-name="gr1" draw:text-style-name="P6" draw:layer="layout" svg:width="25.399cm" svg:height="6.099cm" svg:x="4.401cm" svg:y="7cm">
          <text:p text:style-name="P5"><text:span text:style-name="T3">Аннотация: Программа предназначена для проведения автоматизированной инвентаризации основных средств с использованием технологии радиочастотной идентификации RFID UHF EPC Gen 2.0 стандарт ISO 18000-6C. Основные возможности: высокопроизводительная инвентаризация ОС по множеству материально-ответственных лиц с разделением прав доступа; ручное или автоматическое определение помещений ОС по радиометкам помещений; запись радиометок ОС и помещений; оперативные отчёты по наличию и отсутствию ОС с учётом помещений. Особенности: открытый бинарный формат данных радиометок; открытый формат данных для интеграции с учётными системами Парус и 1С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1">
        <draw:frame draw:name="Заголовок 1" presentation:style-name="pr4" draw:text-style-name="P8" draw:layer="layout" svg:width="29.256cm" svg:height="4.053cm" svg:x="2.281cm" svg:y="1.035cm" presentation:class="title" presentation:user-transformed="true">
          <draw:text-box>
            <text:p text:style-name="P1"><text:span text:style-name="T4">Диаграмма 1. Функциональная модель радиоэлектронной инвентаризации ОС</text:span><text:span text:style-name="T5"><text:line-break/></text:span><text:span text:style-name="T5"/></text:p>
          </draw:text-box>
        </draw:frame>
        <draw:g>
          <draw:g draw:name="Группа 4">
            <draw:custom-shape draw:name="Поле 2" draw:style-name="gr3" draw:text-style-name="P10" draw:layer="layout" svg:width="3.848cm" svg:height="2.192cm" svg:x="10.144cm" svg:y="5.862cm">
              <text:p text:style-name="P9"><text:span text:style-name="T6">Передать объект ОС МОЛ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Группа 60">
              <draw:custom-shape draw:name="Прямая со стрелкой 67" draw:style-name="gr4" draw:text-style-name="P11" draw:layer="layout" svg:width="0.001cm" svg:height="1.077cm" svg:x="12.111cm" svg:y="4.77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Поле 9" draw:style-name="gr5" draw:text-style-name="P12" draw:layer="layout" svg:width="3.589cm" svg:height="0.862cm" svg:x="10.328cm" svg:y="3.991cm">
                <text:p text:style-name="P9"><text:span text:style-name="T7">Инструкции ОМТО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па 61">
              <draw:custom-shape draw:name="Прямая со стрелкой 65" draw:style-name="gr6" draw:text-style-name="P11" draw:layer="layout" svg:width="0.001cm" svg:height="1.107cm" svg:x="12.111cm" svg:y="8.052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Поле 10" draw:style-name="gr7" draw:text-style-name="P12" draw:layer="layout" svg:width="3.408cm" svg:height="1.432cm" svg:x="10.407cm" svg:y="9.138cm">
                <text:p text:style-name="P9"><text:span text:style-name="T8">Ресурсы ОМТО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па 62">
              <draw:custom-shape draw:name="Прямая со стрелкой 63" draw:style-name="gr8" draw:text-style-name="P11" draw:layer="layout" svg:width="2.693cm" svg:height="0.001cm" svg:x="7.444cm" svg:y="6.94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Поле 12" draw:style-name="gr9" draw:text-style-name="P12" draw:layer="layout" svg:width="2.458cm" svg:height="0.809cm" svg:x="7.444cm" svg:y="6.132cm">
                <text:p text:style-name="P9"><text:span text:style-name="T6">Объект ОС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Группа 5">
            <draw:custom-shape draw:name="Поле 24" draw:style-name="gr10" draw:text-style-name="P10" draw:layer="layout" svg:width="3.823cm" svg:height="2.193cm" svg:x="18.378cm" svg:y="5.916cm">
              <text:p text:style-name="P9"><text:span text:style-name="T6">Зарегистрировать инвентарный объект ОС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Группа 50">
              <draw:custom-shape draw:name="Прямая со стрелкой 57" draw:style-name="gr11" draw:text-style-name="P11" draw:layer="layout" svg:width="0.001cm" svg:height="1.106cm" svg:x="20.318cm" svg:y="8.11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Поле 30" draw:style-name="gr12" draw:text-style-name="P12" draw:layer="layout" svg:width="3.407cm" svg:height="0.81cm" svg:x="18.614cm" svg:y="9.192cm">
                <text:p text:style-name="P9"><text:span text:style-name="T8">Ресурсы ОУМЦ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па 51">
              <draw:custom-shape draw:name="Прямая со стрелкой 55" draw:style-name="gr13" draw:text-style-name="P11" draw:layer="layout" svg:width="0.001cm" svg:height="1.078cm" svg:x="20.318cm" svg:y="4.831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Поле 36" draw:style-name="gr14" draw:text-style-name="P12" draw:layer="layout" svg:width="3.588cm" svg:height="0.863cm" svg:x="18.536cm" svg:y="4.045cm">
                <text:p text:style-name="P9"><text:span text:style-name="T7">Инструкции ОУМЦ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па 52">
              <draw:custom-shape draw:name="Поле 48" draw:style-name="gr15" draw:text-style-name="P12" draw:layer="layout" svg:width="1.163cm" svg:height="0.809cm" svg:x="22.311cm" svg:y="6.187cm">
                <text:p text:style-name="P9"><text:span text:style-name="T6">ИК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Прямая со стрелкой 54" draw:style-name="gr16" draw:text-style-name="P11" draw:layer="layout" svg:width="1.493cm" svg:height="0.001cm" svg:x="22.206cm" svg:y="6.995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</draw:g>
          <draw:g draw:name="Группа 7">
            <draw:custom-shape draw:name="Поле 42" draw:style-name="gr17" draw:text-style-name="P10" draw:layer="layout" svg:width="3.511cm" svg:height="2.189cm" svg:x="10.721cm" svg:y="12.797cm">
              <text:p text:style-name="P9"><text:span text:style-name="T6">Выгрузить данные в ТСД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Группа 40">
              <draw:custom-shape draw:name="Поле 53" draw:style-name="gr18" draw:text-style-name="P12" draw:layer="layout" svg:width="1.163cm" svg:height="0.807cm" svg:x="9.332cm" svg:y="13.122cm">
                <text:p text:style-name="P9"><text:span text:style-name="T6">ИК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Прямая со стрелкой 48" draw:style-name="gr19" draw:text-style-name="P11" draw:layer="layout" svg:width="1.416cm" svg:height="0.001cm" svg:x="9.332cm" svg:y="13.94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draw:name="Группа 41">
              <draw:custom-shape draw:name="Прямая со стрелкой 45" draw:style-name="gr13" draw:text-style-name="P11" draw:layer="layout" svg:width="0.001cm" svg:height="1.078cm" svg:x="12.504cm" svg:y="11.71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Поле 60" draw:style-name="gr20" draw:text-style-name="P12" draw:layer="layout" svg:width="3.589cm" svg:height="0.705cm" svg:x="10.721cm" svg:y="11.085cm">
                <text:p text:style-name="P9"><text:span text:style-name="T7">Инструкции ОУМЦ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па 42">
              <draw:custom-shape draw:name="Прямая со стрелкой 43" draw:style-name="gr21" draw:text-style-name="P11" draw:layer="layout" svg:width="0.001cm" svg:height="1.105cm" svg:x="12.504cm" svg:y="15.014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Поле 63" draw:style-name="gr22" draw:text-style-name="P12" draw:layer="layout" svg:width="3.407cm" svg:height="0.809cm" svg:x="10.8cm" svg:y="16.099cm">
                <text:p text:style-name="P9"><text:span text:style-name="T8">Ресурсы ОУМЦ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Группа 8">
            <draw:custom-shape draw:name="Поле 14" draw:style-name="gr23" draw:text-style-name="P12" draw:layer="layout" svg:width="1.533cm" svg:height="0.806cm" svg:x="14.31cm" svg:y="14.016cm">
              <text:p text:style-name="P9"><text:span text:style-name="T6">ТСД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ая со стрелкой 38" draw:style-name="gr24" draw:text-style-name="P11" draw:layer="layout" svg:width="1.627cm" svg:height="0.001cm" svg:x="14.261cm" svg:y="13.908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Группа 9">
            <draw:custom-shape draw:name="Поле 72" draw:style-name="gr25" draw:text-style-name="P12" draw:layer="layout" svg:width="3.442cm" svg:height="1.033cm" svg:x="14.462cm" svg:y="5.91cm">
              <text:p text:style-name="P9"><text:span text:style-name="T6">Идентификатор объекта ОС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ая со стрелкой 36" draw:style-name="gr26" draw:text-style-name="P11" draw:layer="layout" svg:width="4.378cm" svg:height="0.001cm" svg:x="13.999cm" svg:y="6.94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Группа 10">
            <draw:custom-shape draw:name="Поле 88" draw:style-name="gr27" draw:text-style-name="P12" draw:layer="layout" svg:width="3.433cm" svg:height="1.352cm" svg:x="14.669cm" svg:y="8.968cm">
              <text:p text:style-name="P9"><text:span text:style-name="T6">Объект ОС с</text:span></text:p>
              <text:p text:style-name="P9"><text:span text:style-name="T6">RFID-меткой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Скругленная соединительная линия 34" draw:style-name="gr28" draw:text-style-name="P11" draw:layer="layout" svg:width="1.887cm" svg:height="5.797cm" svg:x="13.999cm" svg:y="7.514cm">
              <text:p/>
    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    <draw:equation draw:name="f0" draw:formula="logwidth*$0 /100000"/>
                <draw:equation draw:name="f1" draw:formula="(0+?f0 )/2"/>
                <draw:equation draw:name="f2" draw:formula="(logwidth+?f0 )/2"/>
                <draw:equation draw:name="f3" draw:formula="logheight*3/4"/>
                <draw:equation draw:name="f4" draw:formula="logheight/2"/>
                <draw:equation draw:name="f5" draw:formula="logwidth"/>
                <draw:equation draw:name="f6" draw:formula="logheight"/>
                <draw:equation draw:name="f7" draw:formula="logheight/4"/>
                <draw:handle draw:handle-position="?f0 ?f4" draw:handle-range-x-maximum="2147483647" draw:handle-range-x-minimum="-2147483647"/>
              </draw:enhanced-geometry>
            </draw:custom-shape>
          </draw:g>
          <draw:g draw:name="Группа 11">
            <draw:g draw:name="Группа 23">
              <draw:custom-shape draw:name="Прямая со стрелкой 31" draw:style-name="gr13" draw:text-style-name="P11" draw:layer="layout" svg:width="0.001cm" svg:height="1.078cm" svg:x="22.967cm" svg:y="11.71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Поле 39" draw:style-name="gr29" draw:text-style-name="P12" draw:layer="layout" svg:width="3.589cm" svg:height="0.759cm" svg:x="21.184cm" svg:y="11.031cm">
                <text:p text:style-name="P9"><text:span text:style-name="T7">Инструкции ОУМЦ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па 24">
              <draw:custom-shape draw:name="Прямая со стрелкой 29" draw:style-name="gr21" draw:text-style-name="P11" draw:layer="layout" svg:width="0.001cm" svg:height="1.105cm" svg:x="22.967cm" svg:y="15.014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Поле 43" draw:style-name="gr30" draw:text-style-name="P12" draw:layer="layout" svg:width="3.407cm" svg:height="0.809cm" svg:x="21.263cm" svg:y="16.099cm">
                <text:p text:style-name="P9"><text:span text:style-name="T8">Ресурсы ОУМЦ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па 25">
              <draw:custom-shape draw:name="Поле 96" draw:style-name="gr31" draw:text-style-name="P12" draw:layer="layout" svg:width="1.701cm" svg:height="0.809cm" svg:x="24.645cm" svg:y="13.041cm">
                <text:p text:style-name="P9"><text:span text:style-name="T6">ИНВ-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Прямая со стрелкой 28" draw:style-name="gr32" draw:text-style-name="P11" draw:layer="layout" svg:width="1.625cm" svg:height="0.001cm" svg:x="24.75cm" svg:y="13.854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Поле 32" draw:style-name="gr33" draw:text-style-name="P10" draw:layer="layout" svg:width="3.562cm" svg:height="2.191cm" svg:x="21.158cm" svg:y="12.797cm">
              <text:p text:style-name="P9"><text:span text:style-name="T6">Загрузить данные из ТСД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Группа 12">
            <draw:custom-shape draw:name="Поле 8" draw:style-name="gr34" draw:text-style-name="P10" draw:layer="layout" svg:width="3.565cm" svg:height="2.191cm" svg:x="15.887cm" svg:y="12.797cm">
              <text:p text:style-name="P9"><text:span text:style-name="T6">Провести инвентаризацию ОС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Группа 17">
              <draw:custom-shape draw:name="Прямая со стрелкой 21" draw:style-name="gr13" draw:text-style-name="P11" draw:layer="layout" svg:width="0.001cm" svg:height="1.078cm" svg:x="17.67cm" svg:y="11.713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Поле 21" draw:style-name="gr35" draw:text-style-name="P12" draw:layer="layout" svg:width="3.589cm" svg:height="0.705cm" svg:x="15.887cm" svg:y="11.085cm">
                <text:p text:style-name="P9"><text:span text:style-name="T7">Инструкции МОЛ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па 18">
              <draw:custom-shape draw:name="Прямая со стрелкой 19" draw:style-name="gr21" draw:text-style-name="P11" draw:layer="layout" svg:width="0.001cm" svg:height="1.105cm" svg:x="17.67cm" svg:y="15.014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Поле 31" draw:style-name="gr36" draw:text-style-name="P12" draw:layer="layout" svg:width="3.408cm" svg:height="0.81cm" svg:x="15.966cm" svg:y="16.099cm">
                <text:p text:style-name="P9"><text:span text:style-name="T8">Ресурсы МОЛ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Группа 13">
            <draw:custom-shape draw:name="Поле 111" draw:style-name="gr37" draw:text-style-name="P12" draw:layer="layout" svg:width="1.358cm" svg:height="0.806cm" svg:x="19.655cm" svg:y="14.016cm">
              <text:p text:style-name="P9"><text:span text:style-name="T6">ТСД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ая со стрелкой 15" draw:style-name="gr38" draw:text-style-name="P11" draw:layer="layout" svg:width="1.703cm" svg:height="0.001cm" svg:x="19.48cm" svg:y="13.908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2T11">
        <draw:frame draw:name="Заголовок 1" presentation:style-name="pr4" draw:text-style-name="P8" draw:layer="layout" svg:width="29.209cm" svg:height="3.44cm" svg:x="2.328cm" svg:y="1.011cm" presentation:class="title" presentation:user-transformed="true">
          <draw:text-box>
            <text:p text:style-name="P1"><text:span text:style-name="T4">Диаграмма 2. Описание организационной структуры внедрения проекта </text:span><text:span text:style-name="T4"><text:line-break/></text:span><text:span text:style-name="T4">в ОАО «Оргэнергогаз» ОАО «Газпром»</text:span></text:p>
          </draw:text-box>
        </draw:frame>
        <draw:g>
          <draw:custom-shape draw:name="Поле 118" draw:style-name="gr39" draw:text-style-name="P14" draw:layer="layout" svg:width="4.276cm" svg:height="2.62cm" svg:x="12.646cm" svg:y="5.315cm">
            <text:p text:style-name="P13"><text:span text:style-name="T9">Рабочая группа проект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оле 119" draw:style-name="gr40" draw:text-style-name="P16" draw:layer="layout" svg:width="4.276cm" svg:height="2.62cm" svg:x="7.573cm" svg:y="8.914cm">
            <text:p text:style-name="P15"><text:span text:style-name="T10">Руководитель проекта</text:span></text:p>
            <text:p text:style-name="P15"><text:span text:style-name="T10">Исполните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оле 120" draw:style-name="gr41" draw:text-style-name="P16" draw:layer="layout" svg:width="4.276cm" svg:height="2.62cm" svg:x="17.661cm" svg:y="8.946cm">
            <text:p text:style-name="P15"><text:span text:style-name="T10">Руководитель проекта</text:span></text:p>
            <text:p text:style-name="P15"><text:span text:style-name="T10">Сотрудник ОИПП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оле 121" draw:style-name="gr42" draw:text-style-name="P16" draw:layer="layout" svg:width="4.276cm" svg:height="2.62cm" svg:x="12.646cm" svg:y="12.61cm">
            <text:p text:style-name="P15"><text:span text:style-name="T10">Сотрудник ОМТО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оле 122" draw:style-name="gr43" draw:text-style-name="P16" draw:layer="layout" svg:width="4.276cm" svg:height="2.62cm" svg:x="17.661cm" svg:y="12.61cm">
            <text:p text:style-name="P15"><text:span text:style-name="T10">Сотрудник ОУМЦ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оле 123" draw:style-name="gr44" draw:text-style-name="P16" draw:layer="layout" svg:width="4.276cm" svg:height="2.62cm" svg:x="22.675cm" svg:y="12.61cm">
            <text:p text:style-name="P15"><text:span text:style-name="T10">МО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Дуга 10" draw:style-name="gr45" draw:text-style-name="P18" draw:layer="layout" svg:width="5.77cm" svg:height="4.667cm" svg:x="14.016cm" svg:y="6.644cm">
            <text:p text:style-name="P17"><text:span text:style-name="T11"> </text:span></text:p>
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Дуга 11" draw:style-name="gr46" draw:text-style-name="P18" draw:layer="layout" svg:width="5.768cm" svg:height="4.667cm" svg:x="19.06cm" svg:y="10.275cm">
            <text:p text:style-name="P17"><text:span text:style-name="T11"> </text:span></text:p>
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Дуга 12" draw:style-name="gr47" draw:text-style-name="P18" draw:layer="layout" svg:width="5.768cm" svg:height="4.667cm" svg:x="9.73cm" svg:y="6.644cm">
            <text:p text:style-name="P17"><text:span text:style-name="T11"> </text:span></text:p>
            <draw:enhanced-geometry draw:mirror-horizontal="false" draw:mirror-vertical="false" svg:viewBox="0 0 0 0" draw:text-areas="?f36 ?f42 ?f24 ?f30" draw:type="ooxml-arc" draw:modifiers="10932879 1624973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Дуга 13" draw:style-name="gr48" draw:text-style-name="P18" draw:layer="layout" svg:width="5.768cm" svg:height="4.667cm" svg:x="14.774cm" svg:y="10.405cm">
            <text:p text:style-name="P17"><text:span text:style-name="T11"> </text:span></text:p>
            <draw:enhanced-geometry draw:mirror-horizontal="false" draw:mirror-vertical="false" svg:viewBox="0 0 0 0" draw:text-areas="?f36 ?f42 ?f24 ?f30" draw:type="ooxml-arc" draw:modifiers="10932879 1624973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Прямая со стрелкой 14" draw:style-name="gr49" draw:text-style-name="P11" draw:layer="layout" svg:width="0.001cm" svg:height="1.041cm" svg:x="19.789cm" svg:y="11.572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swiss"/>
    <style:font-face style:name="PT Astra Sans" svg:font-family="'PT Astra Sans'" style:font-family-generic="swiss"/>
    <style:font-face style:name="Times New Roman2" svg:font-family="'Times New Roman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T Astra Sans2" svg:font-family="'PT Astra Sans'" style:font-pitch="variable"/>
    <style:font-face style:name="DejaVu Sans1" svg:font-family="'DejaVu Sans'" style:font-family-generic="modern" style:font-pitch="variable"/>
    <style:font-face style:name="Times New Roman1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PT Astra Sans1" svg:font-family="'PT Astra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ru" style:country-asian="RU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ru" style:country-asian="RU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ru" style:country-asian="RU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ru" style:country-asian="RU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Подзаголовок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Образец подзаголовка</text:span></text:p>
        </draw:text-box>
      </draw:frame>
      <draw:frame draw:name="Дата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7-02-26">26.2.17</text:date></text:span></text:p>
        </draw:text-box>
      </draw:frame>
      <draw:frame draw:name="Нижний колонтитул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5">Образец заголовка</text:span></text:p>
        </draw:text-box>
      </draw:frame>
      <draw:frame draw:name="Объект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Для правки структуры щёлкните мышью</text:span></text:p>
              <text:list>
                <text:list-item>
                  <text:p text:style-name="MP14"><text:span text:style-name="MT6">Второй уровень структуры</text:span></text:p>
                  <text:list>
                    <text:list-item>
                      <text:p text:style-name="MP14"><text:span text:style-name="MT6">Третий уровень структуры</text:span></text:p>
                      <text:list>
                        <text:list-item>
                          <text:p text:style-name="MP14"><text:span text:style-name="MT6">Четвёртый уровень структуры</text:span></text:p>
                          <text:list>
                            <text:list-item>
                              <text:p text:style-name="MP14"><text:span text:style-name="MT6">Пятый уровень структуры</text:span></text:p>
                              <text:list>
                                <text:list-item>
                                  <text:p text:style-name="MP14"><text:span text:style-name="MT6">Шестой уровень структуры</text:span></text:p>
                                  <text:list>
                                    <text:list-item>
                                      <text:p text:style-name="MP15"><text:span text:style-name="MT6">Седьмой уровень структурыОбразец текста</text:span></text:p>
                                      <text:list>
                                        <text:list-item>
                                          <text:p text:style-name="MP15"><text:span text:style-name="MT3">Второй уровень</text:span></text:p>
                                          <text:list>
                                            <text:list-item>
                                              <text:p text:style-name="MP15"><text:span text:style-name="MT7">Третий уровень</text:span></text:p>
                                              <text:list>
                                                <text:list-item>
                                                  <text:p text:style-name="MP16"><text:span text:style-name="MT8">Четвертый уровень</text:span></text:p>
                                                </text:list-item>
                                                <text:list-item>
                                                  <text:p text:style-name="MP16"><text:span text:style-name="MT8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7-02-26">26.2.17</text:date></text:span></text:p>
        </draw:text-box>
      </draw:frame>
      <draw:frame draw:name="Нижний колонтитул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FID Инвентаризация ОС</dc:title>
    <meta:initial-creator>Developer</meta:initial-creator>
    <meta:editing-cycles>9</meta:editing-cycles>
    <meta:creation-date>2014-04-03T10:47:04</meta:creation-date>
    <dc:date>2017-02-26T11:52:33.280209883</dc:date>
    <meta:editing-duration>PT47M4S</meta:editing-duration>
    <meta:generator>LibreOffice/5.0.2.2$Linux_X86_64 LibreOffice_project/00m0$Build-2</meta:generator>
    <meta:document-statistic meta:object-count="121"/>
    <meta:user-defined meta:name="AppVersion">15.0000</meta:user-defined>
    <meta:user-defined meta:name="Company">SPecialiST RePac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